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DD2C2626BEB9204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REST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537cm" presentation:class="title" presentation:user-transformed="true">
          <draw:text-box>
            <text:p>Что такое API</text:p>
          </draw:text-box>
        </draw:frame>
        <draw:frame presentation:style-name="pr4" draw:layer="layout" svg:width="27.599cm" svg:height="15.179cm" svg:x="0.201cm" svg:y="2.821cm" presentation:class="outline" presentation:user-transformed="true">
          <draw:text-box>
            <text:list text:style-name="L2">
              <text:list-item>
                <text:p>API — Application Programming Interface (англ. «программный интерфейс приложения»)</text:p>
              </text:list-item>
              <text:list-item>
                <text:p>Интерфейс — средство взаимодействия с системой. Регулятор громкости радиоприёмника — интерфейс регулирования громкости, посредник между человеком и электронной системой.</text:p>
              </text:list-item>
              <text:list-item>
                <text:p>API — тоже интерфейс. Благодаря API разработчик может взаимодействовать с системой, не задумываясь о её устройстве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537cm" presentation:class="title" presentation:user-transformed="true">
          <draw:text-box>
            <text:p>Что такое API</text:p>
          </draw:text-box>
        </draw:frame>
        <draw:frame presentation:style-name="pr4" draw:layer="layout" svg:width="27.599cm" svg:height="15.179cm" svg:x="0.201cm" svg:y="2.821cm" presentation:class="outline" presentation:user-transformed="true">
          <draw:text-box>
            <text:list text:style-name="L2">
              <text:list-item>
                <text:p>API — Application Programming Interface (англ. «программный интерфейс приложения»)</text:p>
              </text:list-item>
              <text:list-item>
                <text:p>Интерфейс — средство взаимодействия с системой. Регулятор громкости радиоприёмника — интерфейс регулирования громкости, посредник между человеком и электронной системой.</text:p>
              </text:list-item>
              <text:list-item>
                <text:p>API — тоже интерфейс. Благодаря API разработчик может взаимодействовать с системой, не задумываясь о её устройстве.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537cm" presentation:class="title" presentation:user-transformed="true">
          <draw:text-box>
            <text:list text:style-name="L2">
              <text:list-header>
                <text:p text:style-name="P2"><text:span text:style-name="T1">Что такое </text:span>REST</text:p>
              </text:list-header>
            </text:list>
          </draw:text-box>
        </draw:frame>
        <draw:frame presentation:style-name="pr4" draw:layer="layout" svg:width="27.599cm" svg:height="15.179cm" svg:x="0.201cm" svg:y="2.821cm" presentation:class="outline" presentation:user-transformed="true">
          <draw:text-box>
            <text:list text:style-name="L2">
              <text:list-item>
                <text:p>REST, или Representational State Transfer — набор принципов, которых рекомендовано придерживаться при создании API.</text:p>
                <text:p>Принципы REST позволили отделить клиента от сервера. Благодаря этому:</text:p>
              </text:list-item>
              <text:list-item>
                <text:p>стало проще переносить веб-приложение на другие платформы;</text:p>
              </text:list-item>
              <text:list-item>
                <text:p>появилась возможность делать открытые API;</text:p>
              </text:list-item>
              <text:list-item>
                <text:p>разрабатывать и тестировать серверное ПО стало проще и быстрее.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537cm" presentation:class="title" presentation:user-transformed="true">
          <draw:text-box>
            <text:list text:style-name="L2">
              <text:list-header>
                <text:p text:style-name="P2">Принципы REST</text:p>
              </text:list-header>
            </text:list>
          </draw:text-box>
        </draw:frame>
        <draw:frame presentation:style-name="pr4" draw:layer="layout" svg:width="27.599cm" svg:height="15.179cm" svg:x="0.201cm" svg:y="2.821cm" presentation:class="outline" presentation:user-transformed="true">
          <draw:text-box>
            <text:list text:style-name="L3">
              <text:list-item>
                <text:p><text:span text:style-name="T2"><text:s/></text:span><text:span text:style-name="T2">Клиент-сервер</text:span></text:p>
                <text:p><text:span text:style-name="T3">Сервер и клиент отвечают за разные вещи. Ответственность клиента — пользовательский интерфейс, а ответственность сервера — данные.</text:span></text:p>
              </text:list-item>
              <text:list-item>
                <text:p><text:span text:style-name="T2"><text:s/></text:span><text:span text:style-name="T2">Отсутствие состояния</text:span></text:p>
                <text:p><text:span text:style-name="T3">Запрос клиента к серверу должен содержать всю информацию, необходимую для обработки этого запроса. При отправке токена создавать сессию не нужно. Так что сервер не хранит информацию о состоянии пользователя.</text:span></text:p>
              </text:list-item>
              <text:list-item>
                <text:p><text:span text:style-name="T2">Единый интерфейс</text:span></text:p>
                <text:p><text:span text:style-name="T3">Интерфейс обращения к серверу не зависит от клиента. Он одинаковый для всех.</text:span></text:p>
              </text:list-item>
              <text:list-item>
                <text:p><text:span text:style-name="T2">Многоуровневость</text:span></text:p>
                <text:p><text:span text:style-name="T3">API могут взаимодействовать между собой</text:span></text:p>
              </text:list-item>
              <text:list-item>
                <text:p><text:span text:style-name="T2">Кешируемость</text:span></text:p>
                <text:p><text:span text:style-name="T3">Данные ответа могут быть закешированы.</text:span>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list text:style-name="L2">
              <text:list-header>
                <text:p text:style-name="P2">HTTP-методы</text:p>
              </text:list-header>
            </text:list>
          </draw:text-box>
        </draw:frame>
        <draw:frame presentation:style-name="pr4" draw:layer="layout" svg:width="27.599cm" svg:height="15.179cm" svg:x="0.201cm" svg:y="2.821cm" presentation:class="outline" presentation:user-transformed="true">
          <draw:text-box>
            <text:list text:style-name="L3">
              <text:list-header>
                <text:p><text:span text:style-name="T2">Что делать с ресурсом, определяет HTTP-метод запроса. В REST применяются 5 основных методов:</text:span></text:p>
                <text:p><text:span text:style-name="T2">GET получает ресурсы;</text:span></text:p>
                <text:p><text:span text:style-name="T2">POST создаёт ресурс;</text:span></text:p>
                <text:p><text:span text:style-name="T2">PUT заменяет существующий ресурс целиком;</text:span></text:p>
                <text:p><text:span text:style-name="T2">PATCH частично изменяет существующий ресурс;</text:span></text:p>
                <text:p><text:span text:style-name="T2">DELETE удаляет ресурс.</text:span></text:p>
                <text:p><text:span text:style-name="T2">Реже применяют ещё 2 метода:</text:span></text:p>
                <text:p><text:span text:style-name="T2">HEAD позволяет получить только заголовки ответа. HEAD похож на GET, но у его ответа нет тела;</text:span></text:p>
                <text:p><text:span text:style-name="T2">OPTIONS — узнать, какие HTTP-методы поддерживает сервер.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list text:style-name="L2">
              <text:list-header>
                <text:p text:style-name="P2">Статус ответа сервера</text:p>
              </text:list-header>
            </text:list>
          </draw:text-box>
        </draw:frame>
        <draw:frame presentation:style-name="pr4" draw:layer="layout" svg:width="27.599cm" svg:height="15.179cm" svg:x="0.201cm" svg:y="2.821cm" presentation:class="outline" presentation:user-transformed="true">
          <draw:text-box>
            <text:list text:style-name="L3">
              <text:list-header>
                <text:p><text:span text:style-name="T2">1xx: Informational. Информационный ответ. Такие ответы приходят только техническим системам, вам их отправлять не придётся.</text:span></text:p>
                <text:p><text:span text:style-name="T2">2xx: Success. Запрос прошёл успешно.</text:span></text:p>
                <text:p><text:span text:style-name="T2">3xx Redirection. Запрос не завершён, и клиенту нужно предпринять какие-то действия, чтобы запрос успешно прошёл.</text:span></text:p>
                <text:p><text:span text:style-name="T2">4xx: Client Error. Ошибка на стороне клиента: запрос сформирован неверно или у клиента нет нужных прав доступа.</text:span></text:p>
                <text:p><text:span text:style-name="T2">5xx: Server Error. Ошибка на стороне сервера: что-то сломалось или сервер перегружен.</text:span></text:p>
              </text:list-header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2-17T16:49:30.747507304</meta:creation-date>
    <meta:editing-duration>PT12H54M7S</meta:editing-duration>
    <meta:editing-cycles>2</meta:editing-cycles>
    <meta:generator>LibreOffice/6.4.4.2$MacOSX_X86_64 LibreOffice_project/3d775be2011f3886db32dfd395a6a6d1ca2630ff</meta:generator>
    <dc:title>Blue Curve</dc:title>
    <dc:date>2021-02-18T06:44:52.127330098</dc:date>
    <meta:document-statistic meta:object-count="62"/>
  </office:meta>
</office:document-meta>
</file>